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62f7e" officeooo:paragraph-rsid="00062f7e" style:font-size-asian="19.25pt" style:font-size-complex="22pt"/>
    </style:style>
    <style:style style:name="P2" style:family="paragraph" style:parent-style-name="Standard">
      <style:text-properties fo:font-size="22pt" officeooo:rsid="00069b9e" officeooo:paragraph-rsid="00069b9e" style:font-size-asian="19.25pt" style:font-size-complex="22pt"/>
    </style:style>
    <style:style style:name="P3" style:family="paragraph" style:parent-style-name="Standard">
      <style:text-properties fo:font-size="22pt" officeooo:rsid="000d6031" officeooo:paragraph-rsid="000d6031" style:font-size-asian="19.25pt" style:font-size-complex="22pt"/>
    </style:style>
    <style:style style:name="P4" style:family="paragraph" style:parent-style-name="Standard">
      <style:text-properties fo:font-size="12pt" officeooo:rsid="00062f7e" officeooo:paragraph-rsid="00062f7e" style:font-size-asian="10.5pt" style:font-size-complex="12pt"/>
    </style:style>
    <style:style style:name="P5" style:family="paragraph" style:parent-style-name="Standard">
      <style:text-properties fo:font-size="12pt" officeooo:rsid="00069b9e" officeooo:paragraph-rsid="00069b9e" style:font-size-asian="10.5pt" style:font-size-complex="12pt"/>
    </style:style>
    <style:style style:name="P6" style:family="paragraph" style:parent-style-name="Standard">
      <style:text-properties fo:font-size="12pt" officeooo:rsid="000ba08f" officeooo:paragraph-rsid="000d6031" style:font-size-asian="10.5pt" style:font-size-complex="12pt"/>
    </style:style>
    <style:style style:name="P7" style:family="paragraph" style:parent-style-name="Standard">
      <style:text-properties fo:font-size="12pt" officeooo:rsid="000d6031" officeooo:paragraph-rsid="000d6031" style:font-size-asian="10.5pt" style:font-size-complex="12pt"/>
    </style:style>
    <style:style style:name="P8" style:family="paragraph" style:parent-style-name="Standard" style:list-style-name="L1">
      <style:text-properties fo:font-size="12pt" officeooo:rsid="000d6031" officeooo:paragraph-rsid="000d6031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69b9e" style:font-size-asian="10.5pt" style:font-size-complex="12pt"/>
    </style:style>
    <style:style style:name="T3" style:family="text">
      <style:text-properties fo:font-size="12pt" officeooo:rsid="0007f05d" style:font-size-asian="10.5pt" style:font-size-complex="12pt"/>
    </style:style>
    <style:style style:name="T4" style:family="text">
      <style:text-properties fo:font-size="12pt" officeooo:rsid="00080f7b" style:font-size-asian="10.5pt" style:font-size-complex="12pt"/>
    </style:style>
    <style:style style:name="T5" style:family="text">
      <style:text-properties fo:font-size="12pt" officeooo:rsid="0009b9ee" style:font-size-asian="10.5pt" style:font-size-complex="12pt"/>
    </style:style>
    <style:style style:name="T6" style:family="text">
      <style:text-properties style:font-name="FreeMono"/>
    </style:style>
    <style:style style:name="T7" style:family="text">
      <style:text-properties style:font-name="FreeMono" fo:font-size="12pt" style:font-size-asian="10.5pt" style:font-size-complex="12pt"/>
    </style:style>
    <style:style style:name="T8" style:family="text">
      <style:text-properties style:font-name="FreeMono" officeooo:rsid="000ba08f"/>
    </style:style>
    <style:style style:name="T9" style:family="text">
      <style:text-properties officeooo:rsid="000d6031"/>
    </style:style>
    <style:style style:name="T10" style:family="text">
      <style:text-properties officeooo:rsid="000e05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zione HashDataStructure</text:p>
      <text:p text:style-name="P1"/>
      <text:p text:style-name="P1"><text:span text:style-name="T1">La classe HashDataStructure si occupa di memorizzare e manipolare gli hash utilizzati dal filesystem. Dal punto di vista architetturale si tratta di un singleton </text:span><text:span text:style-name="T2">in cui viene restituito un Dictionary avente come chiave il nome completo della risorsa e come valore il suo hash.</text:span></text:p>
      <text:p text:style-name="P4"/>
      <text:p text:style-name="P2"><text:span text:style-name="T1">Il metodo fondamentale per </text:span><text:span text:style-name="T5">ottenere</text:span><text:span text:style-name="T1"> la struttura è </text:span><text:span text:style-name="T7">get_data_structure_instance</text:span><text:span text:style-name="T1">. Se questa non è stata ancora istanziata allora viene creato un nuovo Dictionary e si controlla se erano stati memorizzati degli hash nel filesystem. In caso affermativo </text:span><text:span text:style-name="T3">questi vengono ricaricati a partire dal file <text:s text:c="2"/>e viene restituita la struttura. Al contrario, se non vi erano hash salvati, allora si crea il file per la memorizzazione e si restituisce </text:span><text:span text:style-name="T4">il Dictionary</text:span><text:span text:style-name="T3"> vuot</text:span><text:span text:style-name="T4">o</text:span><text:span text:style-name="T3">.</text:span></text:p>
      <text:p text:style-name="P5"/>
      <text:p text:style-name="P3"><text:span text:style-name="T3">U</text:span><text:span text:style-name="T1">n caso a parte si può verificare se il filesystem non è stato smontato correttamente. In tale eventualità, infatti, non essendo sicuri che il file contenente gli hash sia corretto, si procede ad un ricalcolo degli hash di tutte le risorse.</text:span></text:p>
      <text:p text:style-name="P5"/>
      <text:p text:style-name="P6">Sempre qui viene istanziato (se non era ancora stato creato) e successivamente bloccato un mutex associato alla struttura. Questo serve ad impedire che accessi concorrenti da parte del filesystem, ma allo stesso tempo costringe i processi a rimanere in attesa della risorsa se già impegnata. Per questo motivo, è molto importante richiamare il metodo <text:span text:style-name="T6">release_data_structure</text:span> per sbloccare il semaforo una volta terminata la propria elaborazione. Un'altra soluzione, specie per task che non implicano la scrittura nella struttura, consiste nell'invocare il metodo <text:span text:style-name="T9">get_structure_snapshot, che restituisce una copia del Dictionary.</text:span></text:p>
      <text:p text:style-name="P6"/>
      <text:p text:style-name="P7">In ogni caso per evitare di richiamare continuamente i metodi per la richiesta ed il rilascio della struttura, sono state definite alcune funzioni di utilità <text:span text:style-name="T10">che incapsulano tali problematiche</text:span>:</text:p>
      <text:list xml:id="list7305391714258122394" text:style-name="L1">
        <text:list-item>
          <text:p text:style-name="P8"><text:span text:style-name="T8">write_data_structure</text:span>: permette di salvare su file il contenuto del Dictionary</text:p>
        </text:list-item>
        <text:list-item>
          <text:p text:style-name="P8"><text:span text:style-name="T8">get_file_hash</text:span>: ottiene una singola entry della struttura</text:p>
        </text:list-item>
        <text:list-item>
          <text:p text:style-name="P8"><text:span text:style-name="T8">insert_hash</text:span>: inserisce o aggiorna una entry della struttura</text:p>
        </text:list-item>
        <text:list-item>
          <text:p text:style-name="P8"><text:span text:style-name="T8">remove_hash</text:span>: rimuove un hash dalla struttura</text:p>
        </text:list-item>
      </text:list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04:09:53.243349814</meta:creation-date>
    <dc:date>2015-01-24T05:11:15.850333907</dc:date>
    <meta:editing-duration>PT46M6S</meta:editing-duration>
    <meta:editing-cycles>7</meta:editing-cycles>
    <meta:generator>LibreOffice/4.3.3.2$Linux_x86 LibreOffice_project/430m0$Build-2</meta:generator>
    <meta:document-statistic meta:table-count="0" meta:image-count="0" meta:object-count="0" meta:page-count="1" meta:paragraph-count="10" meta:word-count="309" meta:character-count="2060" meta:non-whitespace-character-count="1763"/>
  </office:meta>
</office:document-meta>
</file>